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 table:acceptance-state="accepted">
          <table:cell-address table:column="0" table:row="405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1" table:row="405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405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05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05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06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06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1" table:row="406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406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406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1" table:row="407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0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08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09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10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407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407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1" table:row="408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408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408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1" table:row="407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1" table:row="408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2" table:row="407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2" table:row="408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1" table:row="409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409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09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1" table:row="410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410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" table:row="410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11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11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10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2" table:row="12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2" table:row="16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2" table:row="23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2" table:row="24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2" table:row="25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2" table:row="26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2" table:row="27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2" table:row="28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2" table:row="29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2" table:row="32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32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36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2" table:row="38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2" table:row="39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2" table:row="40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2" table:row="42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2" table:row="43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36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2" table:row="166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2" table:row="167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2" table:row="168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2" table:row="171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2" table:row="172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2" table:row="173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2" table:row="199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2" table:row="224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2" table:row="225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2" table:row="261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2" table:row="262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2" table:row="272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2" table:row="273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2" table:row="272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2" table:row="370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2" table:row="397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2" table:row="399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2" table:row="407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2" table:row="33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2" table:row="370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1" table:row="411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11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11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13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1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1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16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1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1" table:row="413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2" table:row="413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1" table:row="415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2" table:row="415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2" table:row="413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2" table:row="415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1" table:row="415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1" table:row="416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16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17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18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16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15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12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12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1" table:row="412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12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11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2" table:row="411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2" table:row="412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14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14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" table:row="414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2" table:row="414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13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14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1" table:row="413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2" table:row="413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2" table:row="414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1" table:row="415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1" table:row="413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1" table:row="414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1" table:row="415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1" table:row="415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1" table:row="416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2" table:start-row="415" table:start-table="0" table:end-column="2" table:end-row="414" table:end-table="0"/>
          <table:target-range-address table:column="2" table:row="415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2" table:row="415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2" table:row="416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2" table:row="416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2" table:row="415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15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15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16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17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1" table:row="415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1" table:row="413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1" table:row="416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1" table:row="414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2" table:row="415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2" table:row="413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2" table:row="416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2" table:row="414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17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18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1" table:row="415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1" table:row="416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2" table:row="415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2" table:row="416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2" table:row="415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2" table:row="416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1" table:row="15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1" table:row="15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17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17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1" table:row="417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2" table:row="417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2" table:row="417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12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12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18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18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18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1" table:row="418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2" table:row="418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19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19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1" table:row="419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419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20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20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1" table:row="420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2" table:row="420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1" table:row="421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21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21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2" table:row="421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21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22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22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23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24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422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1" table:row="423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2" table:row="421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1" table:row="421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2" table:row="422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2" table:row="422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24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25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1" table:row="424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424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424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1" table:row="425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425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26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426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426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03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03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02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01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01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401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400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2" table:row="401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2" table:row="401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1" table:row="402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02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402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402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03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03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03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03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1" table:row="403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403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403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03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67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1" table:row="367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2" table:row="367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68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67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68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69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70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71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27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1" table:row="427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2" table:row="427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1" table:row="428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28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28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2" table:row="428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2" table:row="428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1" table:row="429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2" table:row="428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2" table:row="429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2" table:row="429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29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29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30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1" table:row="430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2" table:row="430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31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31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1" table:row="431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2" table:row="431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2" table:row="431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1" table:row="432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32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32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2" table:row="432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2" table:row="432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32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33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34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1" table:row="433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1" table:row="434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2" table:row="433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2" table:row="434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2" table:row="433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2" table:row="434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1" table:row="435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35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2" table:row="435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36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37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36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1" table:row="436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2" table:row="436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37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38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39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38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39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1" table:row="437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2" table:row="437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2" table:row="437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57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58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38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39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38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39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38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39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40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41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38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1" table:row="438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2" table:row="438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39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40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41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39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1" table:row="439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439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2" table:row="439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1" table:row="440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40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2" table:row="440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2" table:row="440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1" table:row="434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1" table:row="433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33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41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1" table:row="441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1" table:row="441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2" table:row="441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2" table:row="441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41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35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42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42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1" table:row="442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2" table:row="442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57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58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1" table:row="443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43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43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2" table:row="443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1" table:row="444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44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2" table:row="444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1" table:row="444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2" table:row="444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44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1" table:row="445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45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45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45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2" table:row="445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2" table:row="445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1" table:row="446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2" table:row="446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46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" table:row="447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47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47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2" table:row="447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2" table:row="447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48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1" table:row="448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2" table:row="448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2" table:row="448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49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1" table:row="449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1" table:row="449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2" table:row="449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49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8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7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7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8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1" table:row="7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2" table:row="7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1" table:row="8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2" table:row="8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1" table:row="450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50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50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2" table:row="450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2" table:row="450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1" table:row="451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51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51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2" table:row="451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2" table:row="451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1" table:row="452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52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2" table:row="452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452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52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53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1" table:row="453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2" table:row="453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53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1" table:row="453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2" table:row="453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1" table:row="454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54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54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55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56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57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54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2" table:row="454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2" table:row="454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55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1" table:row="455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455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2" table:row="455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56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57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1" table:row="45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1" table:row="45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2" table:row="456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2" table:row="45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56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57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56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57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1" table:row="457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1" table:row="457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2" table:row="456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2" table:row="457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56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1" table:row="457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56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56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1" table:row="456" table:table="0"/>
          <table:target-range-address table:column="1" table:row="457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57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1" table:row="456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2" table:row="456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57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1" table:row="458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57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58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2" table:row="457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2" table:row="458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57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2" table:row="458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1" table:row="459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1" table:row="459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2" table:row="459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59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59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1" table:row="460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" table:row="460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60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61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60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61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62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63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64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2" table:row="460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2" table:row="460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60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62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63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64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1" table:row="461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2" table:row="461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2" table:row="461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2" table:row="461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61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1" table:row="462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2" table:row="462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2" table:row="462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61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62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63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1" table:row="463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2" table:row="463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63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1" table:row="464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2" table:row="464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464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64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65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66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64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1" table:row="465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2" table:row="465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65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65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67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68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69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70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71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7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1" table:row="466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2" table:row="466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66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67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67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66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67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1" table:row="467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2" table:row="467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2" table:row="467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1" table:row="468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2" table:row="468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68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68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1" table:row="469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2" table:row="469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2" table:row="469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69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69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1" table:row="470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2" table:row="470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2" table:row="468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2" table:row="470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70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1" table:row="471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2" table:row="471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7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7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7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7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7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7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7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8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8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8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71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72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72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2" table:row="471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1" table:row="472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2" table:row="472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2" table:row="472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1" table:row="473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73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2" table:row="473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73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74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73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74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1" table:row="474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" table:row="474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" table:row="474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71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72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73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74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72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73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74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1" table:row="475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75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76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75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76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2" table:row="475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" table:row="475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2" table:row="475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1" table:row="476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" table:row="476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" table:row="476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77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77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1" table:row="477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" table:row="477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" table:row="477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78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79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80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81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82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78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1" table:row="478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2" table:row="478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" table:row="478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1" table:row="479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79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2" table:row="479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" table:row="479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79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1" table:row="480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80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1" table:row="480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2" table:row="480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" table:row="480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81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1" table:row="481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81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82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2" table:row="481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" table:row="481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1" table:row="482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" table:row="482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" table:row="482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80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81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82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83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84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85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86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1" table:row="483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83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84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2" table:row="483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" table:row="483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1" table:row="484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" table:row="484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84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1" table:table="0">
          <office:change-info>
            <dc:creator> </dc:creator>
            <dc:date>2018-10-14T13:05:39.700000000</dc:date>
          </office:change-info>
          <table:dependencies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0" table:table="0">
          <office:change-info>
            <dc:creator> </dc:creator>
            <dc:date>2018-10-14T13:05:41.400000000</dc:date>
          </office:change-info>
        </table:insertion>
        <table:insertion table:id="ct617" table:acceptance-state="accepted" table:type="row" table:position="9" table:table="0">
          <office:change-info>
            <dc:creator> </dc:creator>
            <dc:date>2018-10-14T13:05:45.019000000</dc:date>
          </office:change-info>
          <table:dependencies>
            <table:dependency table:id="ct618"/>
          </table:dependencies>
        </table:insertion>
        <table:movement table:id="ct618" table:acceptance-state="accepted">
          <table:source-range-address table:start-column="0" table:start-row="92" table:start-table="0" table:end-column="1023" table:end-row="91" table:end-table="0"/>
          <table:target-range-address table:start-column="0" table:start-row="9" table:start-table="0" table:end-column="1023" table:end-row="10" table:end-table="0"/>
          <office:change-info>
            <dc:creator> </dc:creator>
            <dc:date>2018-10-14T13:06:10.244000000</dc:date>
          </office:change-info>
          <table:dependencies>
            <table:dependency table:id="ct620"/>
            <table:dependency table:id="ct619"/>
          </table:dependencies>
        </table:movement>
        <table:deletion table:id="ct619" table:acceptance-state="accepted" table:type="row" table:position="92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92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1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1" table:row="11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" table:row="11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" table:row="11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1" table:row="485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85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86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87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488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489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490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491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49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49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85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2" table:row="485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" table:row="485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1" table:row="486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" table:row="486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" table:row="486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86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87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488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1" table:row="487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2" table:row="487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" table:row="488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2" table:row="488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2" table:row="488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1" table:row="488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2" table:row="488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87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488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1" table:row="489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489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2" table:row="489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" table:row="489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2" table:row="489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1" table:row="490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" table:row="490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" table:row="490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490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491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1" table:row="491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2" table:row="491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2" table:row="491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2" table:row="491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494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495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496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492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1" table:row="492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493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2" table:row="492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2" table:row="492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1" table:row="493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2" table:row="493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1" table:row="494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494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2" table:row="494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2" table:row="494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1" table:row="495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2" table:row="495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2" table:row="495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495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1" table:row="496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497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498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499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00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01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2" table:row="496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2" table:row="496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496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1" table:row="497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497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2" table:row="497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2" table:row="497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1" table:row="498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2" table:row="498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498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498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499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1" table:row="499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2" table:row="499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499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1" table:row="500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02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03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04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05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00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01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02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2" table:row="500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500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1" table:row="501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2" table:row="501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2" table:row="501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1" table:row="502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2" table:row="502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502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1" table:row="503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03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2" table:row="503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03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1" table:row="504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2" table:row="504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04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05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06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07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08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09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10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05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1" table:row="505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2" table:row="505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2" table:row="505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1" table:row="506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06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2" table:row="506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2" table:row="506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1" table:row="507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07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2" table:row="507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2" table:row="507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1" table:row="508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08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2" table:row="508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2" table:row="508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2" table:row="507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08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1" table:row="509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09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10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2" table:row="509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2" table:row="509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1" table:row="510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2" table:row="510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1" table:row="510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>
          <table:cell-address table:column="0" table:row="511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>
          <table:cell-address table:column="0" table:row="511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>
          <table:cell-address table:column="1" table:row="511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>
          <table:cell-address table:column="1" table:row="512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>
          <table:cell-address table:column="0" table:row="512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511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512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511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>
          <table:cell-address table:column="2" table:row="512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>
          <table:cell-address table:column="2" table:row="511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>
          <table:cell-address table:column="2" table:row="512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>
          <table:cell-address table:column="0" table:row="513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>
          <table:cell-address table:column="0" table:row="513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>
          <table:cell-address table:column="1" table:row="513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513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513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>
          <table:cell-address table:column="0" table:row="514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0" table:row="514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>
          <table:cell-address table:column="0" table:row="515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0" table:row="515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>
          <table:cell-address table:column="0" table:row="516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0" table:row="516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>
          <table:cell-address table:column="0" table:row="517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0" table:row="518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0" table:row="517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>
          <table:cell-address table:column="0" table:row="518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>
          <table:cell-address table:column="0" table:row="519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>
          <table:cell-address table:column="0" table:row="519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>
          <table:cell-address table:column="1" table:row="514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>
          <table:cell-address table:column="1" table:row="515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>
          <table:cell-address table:column="1" table:row="514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>
          <table:cell-address table:column="2" table:row="514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515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1" table:row="516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516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516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>
          <table:cell-address table:column="1" table:row="518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1" table:row="517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517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517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>
          <table:cell-address table:column="2" table:row="518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517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>
          <table:cell-address table:column="2" table:row="518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>
          <table:cell-address table:column="1" table:row="519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519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519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>
          <table:cell-address table:column="2" table:row="519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>
          <table:cell-address table:column="0" table:row="520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1" table:row="520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520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520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>
          <table:cell-address table:column="0" table:row="521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>
          <table:cell-address table:column="0" table:row="521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>
          <table:cell-address table:column="0" table:row="522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0" table:row="523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1" table:row="521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521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1" table:row="522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1" table:row="523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522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523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522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>
          <table:cell-address table:column="2" table:row="523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>
          <table:cell-address table:column="0" table:row="524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>
          <table:cell-address table:column="0" table:row="524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>
          <table:cell-address table:column="0" table:row="525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>
          <table:cell-address table:column="1" table:row="524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>
          <table:cell-address table:column="1" table:row="525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524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524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>
          <table:cell-address table:column="2" table:row="524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>
          <table:cell-address table:column="2" table:row="525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525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<text:span text:style-name="T4">Number of Families &lt; 2: the taxonomic diversity indices cannot be calculated</text:span>.</text:p>
            </table:change-track-table-cell>
          </table:previous>
        </table:cell-content-change>
        <table:cell-content-change table:id="ct834">
          <table:cell-address table:column="0" table:row="527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0" table:row="527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>
          <table:cell-address table:column="0" table:row="527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>
          <table:source-range-address table:start-column="0" table:start-row="526" table:start-table="0" table:end-column="0" table:end-row="527" table:end-table="0"/>
          <table:target-range-address table:start-column="0" table:start-row="527" table:start-table="0" table:end-column="0" table:end-row="528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>
          <table:cell-address table:column="0" table:row="526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>
          <table:cell-address table:column="0" table:row="526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>
          <table:cell-address table:column="1" table:row="526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526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1" table:row="527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527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527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>
          <table:cell-address table:column="1" table:row="528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528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528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1" office:value-type="string" calcext:value-type="string">
            <text:p>moyenne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1" office:value-type="string" calcext:value-type="string">
            <text:p>médiane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table:style-name="ce1" office:value-type="string" calcext:value-type="string">
            <text:p><text:s/>Réinitialiser </text:p>
          </table:table-cell>
          <table:table-cell table:style-name="ce1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election du facteur de groupement des unite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3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by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cato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Attention, l'anglais (\"en\") ne s'applique pas aux titres de graphiques. </text:p>
          </table:table-cell>
          <table:table-cell office:value-type="string" calcext:value-type="string">
            <text:p>Caution, English ("en") only applies for labels, not titles. 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 office:value-type="string" calcext:value-type="string">
            <text:p>\nVeuillez désactiver les titres s'il est sélectionné.</text:p>
          </table:table-cell>
          <table:table-cell office:value-type="string" calcext:value-type="string">
            <text:p>\nDe-activate titles if selected.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...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Sauv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<text:s/>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<text:s/>au niveau de l'espèce (\"sp.\")\n <text:s text:c="2"/></text:p>
          </table:table-cell>
          <table:table-cell office:value-type="string" calcext:value-type="string">
            <text:p><text:s/>at the species (\"sp.\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suppress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suppress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7:20:50.3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17:59:42.511000000</dc:date>
    <meta:editing-duration>PT20H2M11S</meta:editing-duration>
    <meta:editing-cycles>481</meta:editing-cycles>
    <meta:generator>LibreOffice/6.1.0.3$Windows_X86_64 LibreOffice_project/efb621ed25068d70781dc026f7e9c5187a4decd1</meta:generator>
    <meta:document-statistic meta:table-count="1" meta:cell-count="1586" meta:object-count="0"/>
  </office:meta>
</office:document-meta>
</file>